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b804c" officeooo:paragraph-rsid="000b804c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bold" officeooo:rsid="000b804c" officeooo:paragraph-rsid="000b804c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b804c" officeooo:paragraph-rsid="000b804c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officeooo:rsid="000b804c" officeooo:paragraph-rsid="000b804c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text-properties fo:font-size="12pt" fo:font-weight="normal" officeooo:rsid="000b804c" officeooo:paragraph-rsid="000b804c" style:font-size-asian="10.5pt" style:font-weight-asian="normal" style:font-size-complex="12pt" style:font-weight-complex="normal"/>
    </style:style>
    <style:style style:name="P6" style:family="paragraph" style:parent-style-name="Standard" style:list-style-name="L4">
      <style:text-properties fo:font-size="12pt" fo:font-weight="normal" officeooo:rsid="000b804c" officeooo:paragraph-rsid="000b804c" style:font-size-asian="10.5pt" style:font-weight-asian="normal" style:font-size-complex="12pt" style:font-weight-complex="normal"/>
    </style:style>
    <style:style style:name="P7" style:family="paragraph" style:parent-style-name="Standard" style:list-style-name="L5">
      <style:text-properties fo:font-size="12pt" fo:font-weight="normal" officeooo:rsid="000b804c" officeooo:paragraph-rsid="000b804c" style:font-size-asian="10.5pt" style:font-weight-asian="normal" style:font-size-complex="12pt" style:font-weight-complex="normal"/>
    </style:style>
    <style:style style:name="P8" style:family="paragraph" style:parent-style-name="Standard" style:list-style-name="L6">
      <style:text-properties fo:font-size="12pt" fo:font-weight="normal" officeooo:rsid="000b804c" officeooo:paragraph-rsid="000b804c" style:font-size-asian="10.5pt" style:font-weight-asian="normal" style:font-size-complex="12pt" style:font-weight-complex="normal"/>
    </style:style>
    <style:style style:name="P9" style:family="paragraph" style:parent-style-name="Standard" style:list-style-name="L7">
      <style:text-properties fo:font-size="12pt" fo:font-weight="normal" officeooo:rsid="000b804c" officeooo:paragraph-rsid="000b804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officeooo:paragraph-rsid="000b9037" style:font-size-asian="10.5pt" style:font-size-complex="12pt"/>
    </style:style>
    <style:style style:name="P11" style:family="paragraph" style:parent-style-name="Standard">
      <style:text-properties officeooo:paragraph-rsid="000b9037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</style:style>
    <style:style style:name="T1" style:family="text">
      <style:text-properties officeooo:rsid="000b9037"/>
    </style:style>
    <style:style style:name="T2" style:family="text">
      <style:text-properties fo:font-size="15pt" fo:font-weight="bold" officeooo:rsid="000b804c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b9037" style:font-size-asian="15pt" style:font-weight-asian="bold" style:font-size-complex="15pt" style:font-weight-complex="bold"/>
    </style:style>
    <style:style style:name="T4" style:family="text">
      <style:text-properties fo:font-weight="bold" officeooo:rsid="000b903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9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2.0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ain Model</text:p>
      <text:p text:style-name="P2">Objects:</text:p>
      <text:list xml:id="list3370743177" text:style-name="L2">
        <text:list-item>
          <text:p text:style-name="P4">Smart TV which displays the green credentials</text:p>
        </text:list-item>
        <text:list-item>
          <text:p text:style-name="P4">Place where food waste is converted into gas</text:p>
        </text:list-item>
      </text:list>
      <text:p text:style-name="P2">Business processes:</text:p>
      <text:list xml:id="list1530123877" text:style-name="L3">
        <text:list-item>
          <text:p text:style-name="P5">Consumption of energy</text:p>
        </text:list-item>
        <text:list-item>
          <text:p text:style-name="P5">Consumption of water</text:p>
        </text:list-item>
        <text:list-item>
          <text:p text:style-name="P5">Recycling of food waste into gas</text:p>
        </text:list-item>
        <text:list-item>
          <text:p text:style-name="P5">Generation of energy (solar panels)</text:p>
        </text:list-item>
        <text:list-item>
          <text:p text:style-name="P5">Recycling of water</text:p>
        </text:list-item>
        <text:list-item>
          <text:p text:style-name="P5">Selecting which data to display to the public</text:p>
        </text:list-item>
      </text:list>
      <text:p text:style-name="P2">Roles</text:p>
      <text:list xml:id="list3133808329" text:style-name="L4">
        <text:list-item>
          <text:p text:style-name="P6">Inputting the data</text:p>
        </text:list-item>
        <text:list-item>
          <text:p text:style-name="P6">Maintenance</text:p>
        </text:list-item>
        <text:list-item>
          <text:p text:style-name="P6">Presenting the data to the public (currently manually printed out, should be automated using the Smart TV and our software)</text:p>
        </text:list-item>
      </text:list>
      <text:p text:style-name="P2">Sets, containers, elements</text:p>
      <text:list xml:id="list1446060794" text:style-name="L7">
        <text:list-item>
          <text:p text:style-name="P9">Sets of data for different consumption (e.g. water, gas, electricity)</text:p>
        </text:list-item>
      </text:list>
      <text:p text:style-name="P2">Events</text:p>
      <text:list xml:id="list2340342334" text:style-name="L5">
        <text:list-item>
          <text:p text:style-name="P7">Data updates every half hour</text:p>
        </text:list-item>
        <text:list-item>
          <text:p text:style-name="P7">Previewing the screen before making it live for public view</text:p>
        </text:list-item>
      </text:list>
      <text:p text:style-name="P2">Record of work</text:p>
      <text:list xml:id="list2135039963" text:style-name="L6">
        <text:list-item>
          <text:p text:style-name="P8">The Smart TV must display the stats</text:p>
        </text:list-item>
        <text:list-item>
          <text:p text:style-name="P8">Historical data to show improvements over time (e.g. recycling more water)</text:p>
        </text:list-item>
      </text:list>
      <text:p text:style-name="P3"/>
      <text:p text:style-name="P11"><text:span text:style-name="T3">Association Relationships</text:span></text:p>
      <text:p text:style-name="P10"><draw:frame text:anchor-type="paragraph" draw:z-index="0" draw:name="Shape1" draw:style-name="gr1" draw:text-style-name="P12" svg:width="3.017cm" svg:height="1.985cm" svg:x="0.536cm" svg:y="0.272cm"><draw:text-box><text:p>Raw data</text:p></draw:text-box></draw:frame><draw:frame text:anchor-type="paragraph" draw:z-index="1" draw:name="Shape2" draw:style-name="gr2" draw:text-style-name="P12" svg:width="3.414cm" svg:height="2.065cm" svg:x="6.304cm" svg:y="0.325cm"><draw:text-box><text:p>Smart TV display</text:p></draw:text-box></draw:frame><draw:line text:anchor-type="paragraph" draw:z-index="2" draw:name="Shape3" draw:style-name="gr3" draw:text-style-name="P13" svg:x1="3.552cm" svg:y1="1.33cm" svg:x2="6.304cm" svg:y2="1.383cm"><text:p/></draw:line><draw:frame text:anchor-type="paragraph" draw:z-index="3" draw:name="Shape4" draw:style-name="gr4" draw:text-style-name="P12" svg:width="2.779cm" svg:height="0.976cm" svg:x="3.764cm" svg:y="0.407cm"><draw:text-box><text:p>Visualise data graphically</text:p></draw:text-box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2:10:48.679377349</meta:creation-date>
    <dc:date>2018-10-29T12:22:58.215435143</dc:date>
    <meta:editing-duration>PT12M13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24" meta:word-count="141" meta:character-count="808" meta:non-whitespace-character-count="707"/>
  </office:meta>
</office:document-meta>
</file>